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fb88e" draw:textarea-horizontal-align="justify" draw:textarea-vertical-align="middle" draw:auto-grow-height="false" fo:min-height="1.15cm" fo:min-width="1.45cm"/>
    </style:style>
    <style:style style:name="gr2" style:family="graphic" style:parent-style-name="standard">
      <style:graphic-properties draw:fill="solid" draw:fill-color="#ec9289" draw:textarea-horizontal-align="justify" draw:textarea-vertical-align="middle" draw:auto-grow-height="false" fo:min-height="0.882cm" fo:min-width="3.248cm"/>
    </style:style>
    <style:style style:name="gr3" style:family="graphic" style:parent-style-name="standard">
      <style:graphic-properties draw:fill="solid" draw:fill-color="#ec9289" draw:textarea-horizontal-align="justify" draw:textarea-vertical-align="middle" draw:auto-grow-height="false" fo:min-height="0.67cm" fo:min-width="1.692cm"/>
    </style:style>
    <style:style style:name="gr4" style:family="graphic" style:parent-style-name="standard">
      <style:graphic-properties draw:fill="solid" draw:fill-color="#8cd0f6" draw:textarea-horizontal-align="justify" draw:textarea-vertical-align="middle" draw:auto-grow-height="false" fo:min-height="0.744cm" fo:min-width="2.594cm"/>
    </style:style>
    <style:style style:name="gr5" style:family="graphic" style:parent-style-name="standard">
      <style:graphic-properties draw:fill="solid" draw:fill-color="#ec9289" draw:textarea-horizontal-align="justify" draw:textarea-vertical-align="middle" draw:auto-grow-height="false" fo:min-height="0.67cm" fo:min-width="4.31cm"/>
    </style:style>
    <style:style style:name="gr6" style:family="graphic" style:parent-style-name="standard">
      <style:graphic-properties draw:fill="solid" draw:fill-color="#8cd0f6" draw:textarea-horizontal-align="justify" draw:textarea-vertical-align="middle" draw:auto-grow-height="false" fo:min-height="0.744cm" fo:min-width="5.494cm"/>
    </style:style>
    <style:style style:name="gr7" style:family="graphic" style:parent-style-name="standard">
      <style:graphic-properties draw:fill="solid" draw:fill-color="#ec9289" draw:textarea-horizontal-align="justify" draw:textarea-vertical-align="middle" draw:auto-grow-height="false" fo:min-height="0.74cm" fo:min-width="2.894cm"/>
    </style:style>
    <style:style style:name="gr8" style:family="graphic" style:parent-style-name="standard">
      <style:graphic-properties draw:fill="solid" draw:fill-color="#8cd0f6" draw:textarea-horizontal-align="justify" draw:textarea-vertical-align="middle" draw:auto-grow-height="false" fo:min-height="0.654cm" fo:min-width="5.104cm"/>
    </style:style>
    <style:style style:name="gr9" style:family="graphic" style:parent-style-name="standard">
      <style:graphic-properties draw:fill="solid" draw:fill-color="#8cd0f6" draw:textarea-horizontal-align="justify" draw:textarea-vertical-align="middle" draw:auto-grow-height="false" fo:min-height="0.924cm" fo:min-width="3.274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9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52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2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5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0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7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0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7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4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8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5.13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81cm"/>
    </style:style>
    <style:style style:name="gr27" style:family="graphic" style:parent-style-name="standard">
      <style:graphic-properties draw:fill="solid" draw:fill-color="#ec9289" draw:textarea-horizontal-align="justify" draw:textarea-vertical-align="middle" draw:auto-grow-height="false" fo:min-height="1.094cm" fo:min-width="3.17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42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fb88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 draw:fill-color="#ec9289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solid" draw:fill-color="#8cd0f6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cm" svg:height="2.8cm" svg:x="24.8cm" svg:y="10.1cm">
          <text:p text:style-name="P1"><text:span text:style-name="T1">Erythrina</text:span></text:p>
          <text:p text:style-name="P1"><text:span text:style-name="T1"><text:s/></text:span><text:span text:style-name="T1">senegalensis</text:span></text:p>
          <text:p text:style-name="P1"><text:span text:style-name="T1">DC.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3cm" svg:height="1.6cm" svg:x="8.3cm" svg:y="6.2cm">
          <text:p text:style-name="P1"><text:span text:style-name="T1">ods:digital speci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3.1cm" svg:height="1.3cm" svg:x="2.7cm" svg:y="7.7cm">
          <text:p text:style-name="P1"><text:span text:style-name="T1">obi:specim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3.2cm" svg:height="1.1cm" svg:x="2.5cm" svg:y="11.4cm">
          <text:p text:style-name="P1"><text:span text:style-name="T1">instance of</text:span></text:p>
          <text:p text:style-name="P1"><text:span text:style-name="T1">specim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8cm" svg:height="1.3cm" svg:x="13.8cm" svg:y="9.8cm">
          <text:p text:style-name="P1"><text:span text:style-name="T1">bco:taxonomic identification</text:span></text:p>
          <text:p text:style-name="P1"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6.1cm" svg:height="1.1cm" svg:x="8.6cm" svg:y="13.8cm">
          <text:p text:style-name="P1"><text:span text:style-name="T1">instance of taxonomic </text:span></text:p>
          <text:p text:style-name="P1"><text:span text:style-name="T1">Identification pro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8cm" svg:height="1.4cm" svg:x="15cm" svg:y="3.2cm">
          <text:p text:style-name="P1"><text:span text:style-name="T1">iao:information </text:span></text:p>
          <text:p text:style-name="P1"><text:span text:style-name="T1">content e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" draw:id="id1" draw:layer="layout" svg:width="5.7cm" svg:height="1cm" svg:x="20cm" svg:y="13.7cm">
          <text:p text:style-name="P1"><text:span text:style-name="T1">instance of</text:span></text:p>
          <text:p text:style-name="P1"><text:span text:style-name="T1">taxon conce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9cm" svg:height="2.8cm" svg:x="24.7cm" svg:y="15.9cm">
          <text:p text:style-name="P1"><text:span text:style-name="T1">ncbi:157649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cm" svg:height="2.8cm" svg:x="19.685cm" svg:y="16.654cm">
          <text:p text:style-name="P1"><text:span text:style-name="T1">48d09b60-070a-</text:span></text:p>
          <text:p text:style-name="P1"><text:span text:style-name="T1">4343-9d9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cm" svg:height="2.8cm" svg:x="2.9cm" svg:y="16cm">
          <text:p text:style-name="P1"><text:span text:style-name="T1">xyz123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cm" svg:height="2.8cm" svg:x="8cm" svg:y="17.2cm">
          <text:p text:style-name="P1"><text:span text:style-name="T1">2006-10-3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9cm" svg:height="2.8cm" svg:x="13.6cm" svg:y="15.9cm">
          <text:p text:style-name="P1"><text:span text:style-name="T1">some per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3" draw:id="id3" draw:layer="layout" svg:width="4.8cm" svg:height="1.4cm" svg:x="17.5cm" svg:y="6.4cm">
          <text:p text:style-name="P1"><text:span text:style-name="T1">bco:taxon concep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8cm" svg:height="1.4cm" svg:x="4.601cm" svg:y="3.501cm">
          <text:p text:style-name="P1"><text:span text:style-name="T1">ods:digitization</text:span></text:p>
          <text:p text:style-name="P1"><text:span text:style-name="T1"><text:s/></text:span><text:span text:style-name="T1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5" draw:id="id5" draw:layer="layout" svg:width="3.9cm" svg:height="1.3cm" svg:x="8.1cm" svg:y="10.3cm">
          <text:p text:style-name="P1"><text:span text:style-name="T1">instance of</text:span></text:p>
          <text:p text:style-name="P1"><text:span text:style-name="T1">digital specim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8cm" svg:height="1.4cm" svg:x="23.3cm" svg:y="4.2cm">
          <text:p text:style-name="P1"><text:span text:style-name="T1">dwcobo:Ta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19.9cm" svg:y1="6.5cm" svg:x2="25.8cm" svg:y2="5.5cm">
          <text:p/>
        </draw:line>
        <draw:line draw:style-name="gr11" draw:text-style-name="P6" draw:layer="layout" svg:x1="23cm" svg:y1="13.7cm" svg:x2="25.7cm" svg:y2="12cm">
          <text:p/>
        </draw:line>
        <draw:line draw:style-name="gr11" draw:text-style-name="P6" draw:layer="layout" svg:x1="24.3cm" svg:y1="14.8cm" svg:x2="25.8cm" svg:y2="16.6cm">
          <text:p/>
        </draw:line>
        <draw:line draw:style-name="gr11" draw:text-style-name="P6" draw:layer="layout" svg:x1="21.7cm" svg:y1="14.7cm" svg:x2="21.7cm" svg:y2="16.9cm">
          <text:p/>
        </draw:line>
        <draw:frame draw:style-name="gr12" draw:text-style-name="P7" draw:layer="layout" svg:width="4.464cm" svg:height="0.649cm" svg:x="22.5cm" svg:y="12.7cm">
          <draw:text-box>
            <text:p><text:span text:style-name="T1">dwc:scientificName</text:span></text:p>
          </draw:text-box>
        </draw:frame>
        <draw:frame draw:style-name="gr13" draw:text-style-name="P7" draw:layer="layout" svg:width="3.021cm" svg:height="0.649cm" svg:x="23.5cm" svg:y="15.2cm">
          <draw:text-box>
            <text:p><text:span text:style-name="T1">dwc:taxonID</text:span></text:p>
          </draw:text-box>
        </draw:frame>
        <draw:frame draw:style-name="gr14" draw:text-style-name="P7" draw:layer="layout" svg:width="4.714cm" svg:height="0.649cm" svg:x="19.2cm" svg:y="15.6cm">
          <draw:text-box>
            <text:p><text:span text:style-name="T1">dwc:taxonConceptID</text:span></text:p>
          </draw:text-box>
        </draw:frame>
        <draw:line draw:style-name="gr11" draw:text-style-name="P8" draw:layer="layout" svg:x1="22.9cm" svg:y1="13.7cm" svg:x2="19.9cm" svg:y2="7.7cm">
          <text:p/>
        </draw:line>
        <draw:frame draw:style-name="gr15" draw:text-style-name="P7" draw:layer="layout" svg:width="2.077cm" svg:height="0.649cm" svg:x="21cm" svg:y="11cm">
          <draw:text-box>
            <text:p><text:span text:style-name="T1">rdf:type</text:span></text:p>
          </draw:text-box>
        </draw:frame>
        <draw:frame draw:style-name="gr15" draw:text-style-name="P7" draw:layer="layout" svg:width="2.077cm" svg:height="0.649cm" svg:x="13.4cm" svg:y="12.3cm">
          <draw:text-box>
            <text:p><text:span text:style-name="T1">rdf:type</text:span></text:p>
          </draw:text-box>
        </draw:frame>
        <draw:line draw:style-name="gr11" draw:text-style-name="P8" draw:layer="layout" svg:x1="13.4cm" svg:y1="14.9cm" svg:x2="14.7cm" svg:y2="16.7cm">
          <text:p/>
        </draw:line>
        <draw:frame draw:style-name="gr16" draw:text-style-name="P7" draw:layer="layout" svg:width="4.528cm" svg:height="0.649cm" svg:x="5.4cm" svg:y="15.4cm">
          <draw:text-box>
            <text:p><text:span text:style-name="T1">dwc:identificationID</text:span></text:p>
          </draw:text-box>
        </draw:frame>
        <draw:line draw:style-name="gr11" draw:text-style-name="P8" draw:layer="layout" svg:x1="9.6cm" svg:y1="14.9cm" svg:x2="5.7cm" svg:y2="16.7cm">
          <text:p/>
        </draw:line>
        <draw:line draw:style-name="gr11" draw:text-style-name="P8" draw:layer="layout" svg:x1="11.2cm" svg:y1="15cm" svg:x2="10cm" svg:y2="17.2cm">
          <text:p/>
        </draw:line>
        <draw:frame draw:style-name="gr17" draw:text-style-name="P7" draw:layer="layout" svg:width="4.223cm" svg:height="0.649cm" svg:x="8.33cm" svg:y="16.051cm">
          <draw:text-box>
            <text:p><text:span text:style-name="T1">dwc:dateIdentified</text:span></text:p>
          </draw:text-box>
        </draw:frame>
        <draw:frame draw:style-name="gr18" draw:text-style-name="P7" draw:layer="layout" svg:width="3.893cm" svg:height="0.649cm" svg:x="12.1cm" svg:y="15.5cm">
          <draw:text-box>
            <text:p><text:span text:style-name="T1">dwc:identifiedBy</text:span></text:p>
          </draw:text-box>
        </draw:frame>
        <draw:line draw:style-name="gr11" draw:text-style-name="P8" draw:layer="layout" svg:x1="19.2cm" svg:y1="6.4cm" svg:x2="17.4cm" svg:y2="4.6cm">
          <text:p/>
        </draw:line>
        <draw:line draw:style-name="gr11" draw:text-style-name="P8" draw:layer="layout" svg:x1="11.9cm" svg:y1="6.3cm" svg:x2="15.7cm" svg:y2="4.4cm">
          <text:p/>
        </draw:line>
        <draw:frame draw:style-name="gr19" draw:text-style-name="P7" draw:layer="layout" svg:width="3.8cm" svg:height="0.649cm" svg:x="16.7cm" svg:y="5.2cm">
          <draw:text-box>
            <text:p><text:span text:style-name="T1">rdfs:subClassOf</text:span></text:p>
          </draw:text-box>
        </draw:frame>
        <draw:frame draw:style-name="gr19" draw:text-style-name="P7" draw:layer="layout" svg:width="3.8cm" svg:height="0.649cm" svg:x="11.513cm" svg:y="5.182cm">
          <draw:text-box>
            <text:p><text:span text:style-name="T1">rdfs:subClassOf</text:span></text:p>
          </draw:text-box>
        </draw:frame>
        <draw:line draw:style-name="gr11" draw:text-style-name="P8" draw:layer="layout" svg:x1="4cm" svg:y1="11.4cm" svg:x2="4.2cm" svg:y2="9cm">
          <text:p/>
        </draw:line>
        <draw:frame draw:style-name="gr20" draw:text-style-name="P7" draw:layer="layout" svg:width="4.583cm" svg:height="0.649cm" svg:x="20.817cm" svg:y="5.7cm">
          <draw:text-box>
            <text:p><text:span text:style-name="T1">owl:equivalentClass</text:span></text:p>
          </draw:text-box>
        </draw:frame>
        <draw:frame draw:style-name="gr15" draw:text-style-name="P7" draw:layer="layout" svg:width="2.077cm" svg:height="0.649cm" svg:x="21.001cm" svg:y="11.001cm">
          <draw:text-box>
            <text:p><text:span text:style-name="T1">rdf:type</text:span></text:p>
          </draw:text-box>
        </draw:frame>
        <draw:frame draw:style-name="gr15" draw:text-style-name="P7" draw:layer="layout" svg:width="2.077cm" svg:height="0.649cm" svg:x="9.517cm" svg:y="8.883cm">
          <draw:text-box>
            <text:p><text:span text:style-name="T1">rdf:type</text:span></text:p>
          </draw:text-box>
        </draw:frame>
        <draw:line draw:style-name="gr11" draw:text-style-name="P9" draw:layer="layout" svg:x1="17.8cm" svg:y1="9.9cm" svg:x2="19.2cm" svg:y2="7.7cm">
          <text:p/>
        </draw:line>
        <draw:frame draw:style-name="gr21" draw:text-style-name="P7" draw:layer="layout" svg:width="3.228cm" svg:height="0.649cm" svg:x="16.9cm" svg:y="8.5cm">
          <draw:text-box>
            <text:p><text:span text:style-name="T1">ro:has output</text:span></text:p>
          </draw:text-box>
        </draw:frame>
        <draw:line draw:style-name="gr11" draw:text-style-name="P9" draw:layer="layout" svg:x1="14.8cm" svg:y1="14.7cm" svg:x2="20.1cm" svg:y2="14.5cm">
          <text:p/>
        </draw:line>
        <draw:frame draw:style-name="gr22" draw:text-style-name="P7" draw:layer="layout" svg:width="3.228cm" svg:height="0.649cm" svg:x="15.6cm" svg:y="14cm">
          <draw:text-box>
            <text:p><text:span text:style-name="T1">ro:has output</text:span></text:p>
          </draw:text-box>
        </draw:frame>
        <draw:frame draw:style-name="gr23" draw:text-style-name="P7" draw:layer="layout" svg:width="2.949cm" svg:height="0.649cm" svg:x="9cm" svg:y="12.3cm">
          <draw:text-box>
            <text:p><text:span text:style-name="T1">ro:has input</text:span></text:p>
          </draw:text-box>
        </draw:frame>
        <draw:line draw:style-name="gr11" draw:text-style-name="P9" draw:layer="layout" svg:x1="6.1cm" svg:y1="4.8cm" svg:x2="4.3cm" svg:y2="7.8cm">
          <text:p/>
        </draw:line>
        <draw:line draw:style-name="gr11" draw:text-style-name="P9" draw:layer="layout" svg:x1="7.9cm" svg:y1="4.9cm" svg:x2="10cm" svg:y2="6.3cm">
          <text:p/>
        </draw:line>
        <draw:frame draw:style-name="gr24" draw:text-style-name="P7" draw:layer="layout" svg:width="5.358cm" svg:height="0.649cm" svg:x="2.1cm" svg:y="6.2cm">
          <draw:text-box>
            <text:p><text:span text:style-name="T1">obi:has_specified_input</text:span></text:p>
          </draw:text-box>
        </draw:frame>
        <draw:frame draw:style-name="gr25" draw:text-style-name="P7" draw:layer="layout" svg:width="5.637cm" svg:height="0.649cm" svg:x="6.1cm" svg:y="5.3cm">
          <draw:text-box>
            <text:p><text:span text:style-name="T1">obi:has_specified_output</text:span></text:p>
          </draw:text-box>
        </draw:frame>
        <draw:connector draw:style-name="gr11" draw:text-style-name="P9" draw:layer="layout" draw:type="curve" svg:x1="22.85cm" svg:y1="14.7cm" svg:x2="4.1cm" svg:y2="12.5cm" draw:start-shape="id1" draw:start-glue-point="2" draw:end-shape="id2" draw:end-glue-point="2" svg:d="M22850 14700c0 753-18750 1853-18750-2200" svg:viewBox="0 0 18751 2928">
          <text:p/>
        </draw:connector>
        <draw:frame draw:style-name="gr26" draw:text-style-name="P7" draw:layer="layout" svg:width="2.881cm" svg:height="0.649cm" svg:x="4cm" svg:y="13.7cm">
          <draw:text-box>
            <text:p><text:span text:style-name="T1">iao:is about</text:span></text:p>
          </draw:text-box>
        </draw:frame>
        <draw:frame draw:style-name="gr26" draw:text-style-name="P7" draw:layer="layout" svg:width="2.881cm" svg:height="0.649cm" svg:x="15.2cm" svg:y="12.8cm">
          <draw:text-box>
            <text:p><text:span text:style-name="T1">iao:is about</text:span></text:p>
          </draw:text-box>
        </draw:frame>
        <draw:line draw:style-name="gr11" draw:text-style-name="P9" draw:layer="layout" svg:x1="17.4cm" svg:y1="7.1cm" svg:x2="13.6cm" svg:y2="7cm">
          <text:p/>
        </draw:line>
        <draw:frame draw:style-name="gr26" draw:text-style-name="P7" draw:layer="layout" svg:width="2.881cm" svg:height="0.649cm" svg:x="14.119cm" svg:y="6.3cm">
          <draw:text-box>
            <text:p><text:span text:style-name="T1">iao:is about</text:span></text:p>
          </draw:text-box>
        </draw:frame>
        <draw:connector draw:style-name="gr11" draw:text-style-name="P9" draw:layer="layout" draw:type="curve" svg:x1="18.203cm" svg:y1="7.595cm" svg:x2="5.8cm" svg:y2="8.35cm" draw:start-shape="id3" draw:start-glue-point="7" draw:end-shape="id4" draw:end-glue-point="10" svg:d="M18203 7595c0 504-4134 755-12403 755" svg:viewBox="0 0 12404 756">
          <text:p/>
        </draw:connector>
        <draw:frame draw:style-name="gr26" draw:text-style-name="P7" draw:layer="layout" svg:width="2.881cm" svg:height="0.649cm" svg:x="6.5cm" svg:y="7.8cm">
          <draw:text-box>
            <text:p><text:span text:style-name="T1">iao:is about</text:span></text:p>
          </draw:text-box>
        </draw:frame>
        <draw:line draw:style-name="gr11" draw:text-style-name="P9" draw:layer="layout" svg:x1="10.1cm" svg:y1="10.3cm" svg:x2="11cm" svg:y2="7.7cm">
          <text:p/>
        </draw:line>
        <draw:line draw:style-name="gr11" draw:text-style-name="P9" draw:layer="layout" svg:x1="11cm" svg:y1="13.8cm" svg:x2="10cm" svg:y2="11.5cm">
          <text:p/>
        </draw:line>
        <draw:connector draw:style-name="gr11" draw:text-style-name="P9" draw:layer="layout" draw:type="curve" svg:x1="20cm" svg:y1="14.2cm" svg:x2="12cm" svg:y2="10.95cm" draw:start-shape="id1" draw:start-glue-point="3" draw:end-shape="id5" svg:d="M20000 14200c-5998 0-1999-3250-8000-3250" svg:viewBox="0 0 8001 3251">
          <text:p/>
        </draw:connector>
        <draw:line draw:style-name="gr11" draw:text-style-name="P9" draw:layer="layout" svg:x1="12.9cm" svg:y1="13.8cm" svg:x2="17.3cm" svg:y2="11.1cm">
          <text:p/>
        </draw:line>
        <draw:custom-shape draw:style-name="gr27" draw:text-style-name="P3" draw:layer="layout" svg:width="5.2cm" svg:height="1.9cm" svg:x="22.9cm" svg:y="7.6cm">
          <text:p text:style-name="P1"><text:span text:style-name="T1">bco:collection of </text:span></text:p>
          <text:p text:style-name="P1"><text:span text:style-name="T1">Taxon concep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0" draw:layer="layout" svg:width="2.949cm" svg:height="0.649cm" svg:x="21cm" svg:y="9.3cm">
          <draw:text-box>
            <text:p><text:span text:style-name="T1">ro:has input</text:span></text:p>
          </draw:text-box>
        </draw:frame>
        <draw:line draw:style-name="gr11" draw:text-style-name="P6" draw:layer="layout" svg:x1="19.6cm" svg:y1="10cm" svg:x2="23.1cm" svg:y2="8.8cm">
          <text:p/>
        </draw:line>
        <draw:line draw:style-name="gr11" draw:text-style-name="P6" draw:layer="layout" svg:x1="23.6cm" svg:y1="7.9cm" svg:x2="22.2cm" svg:y2="7.1cm">
          <text:p/>
        </draw:line>
        <draw:frame draw:style-name="gr28" draw:text-style-name="P11" draw:layer="layout" svg:width="2.928cm" svg:height="0.649cm" svg:x="22.3cm" svg:y="7.1cm">
          <draw:text-box>
            <text:p><text:span text:style-name="T1">bfo:has par</text:span><text:span text:style-name="T2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b1b1b" draw:marker-start-width="0.2cm" draw:marker-start-center="false" draw:marker-end-width="0.2cm" draw:marker-end-center="false" draw:fill="solid" draw:fill-color="#7fba6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8T23:44:49.393617935</meta:creation-date>
    <dc:date>2021-01-21T15:23:51.207575273</dc:date>
    <meta:editing-duration>PT1H9M39S</meta:editing-duration>
    <meta:editing-cycles>12</meta:editing-cycles>
    <meta:generator>LibreOffice/5.3.7.2.0$Linux_X86_64 LibreOffice_project/30$Build-2</meta:generator>
    <meta:document-statistic meta:object-count="66"/>
  </office:meta>
</office:document-meta>
</file>